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1efad" officeooo:paragraph-rsid="0011efad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 ContextMenu is a menu that appears when the user performs a long-click on an element.</text:p>
      <text:p text:style-name="P1">=&gt; Action performed by ContextMenu affects only the selected element</text:p>
      <text:p text:style-name="P1">=&gt; In order to create ContextMenu:</text:p>
      <text:p text:style-name="P1">1. create a new resource directory in the RES folder and name it menu</text:p>
      <text:p text:style-name="P1">2. create a new menu resource file and name it menu_items</text:p>
      <text:p text:style-name="P1">3. populate it with items</text:p>
      <text:p text:style-name="P1">4. registerForContextMenu(element)</text:p>
      <text:p text:style-name="P1">5. override fun onCreateContextMenu(m:ContextMenu?, v:View?, mInfo:ContextMenu.ContextMenuInfo)</text:p>
      <text:p text:style-name="P1">=&gt; In order to handle click events, we override onContextItemSele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3:35:50.949112250</meta:creation-date>
    <meta:generator>LibreOffice/6.2.7.1$Linux_X86_64 LibreOffice_project/20$Build-1</meta:generator>
    <dc:date>2019-10-06T13:40:18.694826371</dc:date>
    <meta:editing-duration>PT4M32S</meta:editing-duration>
    <meta:editing-cycles>1</meta:editing-cycles>
    <meta:document-statistic meta:table-count="0" meta:image-count="0" meta:object-count="0" meta:page-count="1" meta:paragraph-count="9" meta:word-count="80" meta:character-count="544" meta:non-whitespace-character-count="473"/>
  </office:meta>
</office:document-meta>
</file>